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/>
    <style:font-face style:name="Source Code Pro Medium1" svg:font-family="'Source Code Pro Medium'" style:font-family-generic="modern" style:font-pitch="fixed"/>
    <style:font-face style:name="Source Code Pro Medium2" svg:font-family="'Source Code Pro Medium'" style:font-adornments="Regular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NSimSun1" svg:font-family="NSimSun" style:font-pitch="variable"/>
    <style:font-face style:name="宋体" svg:font-family="宋体" style:font-pitch="variable"/>
    <style:font-face style:name="微软雅黑1" svg:font-family="微软雅黑" style:font-pitch="variable"/>
    <style:font-face style:name="文泉驿等宽正黑" svg:font-family="文泉驿等宽正黑" style:font-pitch="variable"/>
    <style:font-face style:name="Liberation Sans1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微软雅黑2" svg:font-family="微软雅黑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文泉驿微米黑" svg:font-family="文泉驿微米黑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024cm" fo:min-width="1.8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0.5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13.2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 style:text-autospace="none"/>
      <style:text-properties style:font-name="文泉驿微米黑" style:font-name-asian="文泉驿微米黑"/>
    </style:style>
    <style:style style:name="P2" style:family="paragraph">
      <style:paragraph-properties fo:text-align="center"/>
      <style:text-properties style:font-name="文泉驿微米黑" style:font-name-asian="文泉驿微米黑"/>
    </style:style>
    <style:style style:name="P3" style:family="paragraph">
      <style:paragraph-properties fo:text-align="center" style:text-autospace="none"/>
      <style:text-properties fo:color="#000000" style:font-name="文泉驿微米黑" fo:font-size="10.5pt" style:font-name-asian="文泉驿微米黑" style:font-size-asian="9.5pt" style:font-name-complex="NSimSun" style:font-size-complex="9.5pt"/>
    </style:style>
    <style:style style:name="P4" style:family="paragraph">
      <style:paragraph-properties fo:text-align="center" style:text-autospace="none"/>
      <style:text-properties style:font-name="文泉驿微米黑" fo:font-size="10.5pt" style:font-name-asian="文泉驿微米黑" style:font-size-asian="10.5pt" style:font-size-complex="10.5pt"/>
    </style:style>
    <style:style style:name="P5" style:family="paragraph">
      <style:paragraph-properties fo:text-align="center"/>
      <style:text-properties style:font-name="文泉驿微米黑" fo:font-size="10.5pt" style:font-name-asian="文泉驿微米黑" style:font-size-asian="10.5pt" style:font-size-complex="10.5pt"/>
    </style:style>
    <style:style style:name="P6" style:family="paragraph">
      <style:paragraph-properties fo:text-align="center" style:text-autospace="none"/>
      <style:text-properties fo:color="#000000" style:font-name="文泉驿微米黑" fo:font-size="10.5pt" style:font-name-asian="文泉驿微米黑" style:font-size-asian="10.5pt" style:font-name-complex="NSimSun" style:font-size-complex="10.5pt"/>
    </style:style>
    <style:style style:name="P7" style:family="paragraph">
      <style:paragraph-properties fo:text-align="center"/>
      <style:text-properties style:font-name="文泉驿微米黑" fo:font-size="10.5pt" style:font-name-asian="文泉驿微米黑"/>
    </style:style>
    <style:style style:name="P8" style:family="paragraph">
      <loext:graphic-properties draw:fill="none" draw:fill-color="#ffffff"/>
      <style:paragraph-properties fo:text-align="center"/>
      <style:text-properties style:font-name="文泉驿微米黑" style:font-name-asian="文泉驿微米黑"/>
    </style:style>
    <style:style style:name="P9" style:family="paragraph">
      <style:paragraph-properties fo:margin-left="0cm" fo:margin-right="0.3cm" fo:margin-top="0cm" fo:margin-bottom="0cm" fo:text-indent="0cm"/>
      <style:text-properties style:font-name="文泉驿微米黑" style:font-name-asian="文泉驿微米黑"/>
    </style:style>
    <style:style style:name="P10" style:family="paragraph">
      <style:text-properties style:font-name="文泉驿微米黑" style:font-name-asian="文泉驿微米黑"/>
    </style:style>
    <style:style style:name="P11" style:family="paragraph">
      <loext:graphic-properties draw:fill="none" draw:fill-color="#ffffff"/>
      <style:paragraph-properties fo:margin-left="0cm" fo:margin-right="0.3cm" fo:margin-top="0cm" fo:margin-bottom="0cm" fo:text-indent="0cm"/>
      <style:text-properties style:font-name="文泉驿微米黑" style:font-name-asian="文泉驿微米黑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文泉驿微米黑" fo:font-size="10.5pt" fo:font-style="normal" fo:text-shadow="none" style:text-underline-style="none" fo:font-weight="normal" style:letter-kerning="true" style:font-name-asian="文泉驿微米黑" style:font-size-asian="9.5pt" style:font-style-asian="normal" style:font-weight-asian="normal" style:font-name-complex="NSimSun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文泉驿微米黑" fo:font-size="10.5pt" style:font-name-asian="文泉驿微米黑" style:font-size-asian="10.5pt" style:font-size-complex="10.5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文泉驿微米黑" fo:font-size="10.5pt" fo:font-style="normal" fo:text-shadow="none" style:text-underline-style="none" fo:font-weight="normal" style:letter-kerning="true" style:font-name-asian="文泉驿微米黑" style:font-size-asian="10.5pt" style:font-style-asian="normal" style:font-weight-asian="normal" style:font-name-complex="NSimSu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文泉驿微米黑" fo:font-size="10.5pt" style:font-name-asian="文泉驿微米黑"/>
    </style:style>
    <style:style style:name="T5" style:family="text">
      <style:text-properties style:font-name="文泉驿微米黑" style:font-name-asian="文泉驿微米黑"/>
    </style:style>
    <style:style style:name="T6" style:family="text">
      <style:text-properties style:font-name="文泉驿微米黑" fo:font-size="12pt" style:font-name-asian="文泉驿微米黑" style:font-size-asian="12pt" style:font-size-complex="12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文泉驿微米黑" fo:font-size="12pt" fo:font-style="normal" fo:text-shadow="none" style:text-underline-style="none" fo:font-weight="normal" style:letter-kerning="true" style:font-name-asian="文泉驿微米黑" style:font-size-asian="12pt" style:font-style-asian="normal" style:font-weight-asian="normal" style:font-name-complex="NSimSun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3" xml:id="id1" draw:id="id1" draw:layer="layout" svg:width="3.3cm" svg:height="1.8cm" svg:x="7.3cm" svg:y="5.2cm">
          <text:p text:style-name="P1"><text:span text:style-name="T1">Updater</text:span></text:p>
          <text:p text:style-name="P2"><text:span text:style-name="T2">自动更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5" draw:id="id5" draw:layer="layout" svg:width="3.3cm" svg:height="1.8cm" svg:x="15.9cm" svg:y="8.875cm">
          <draw:glue-point draw:id="12" svg:x="-4.393cm" svg:y="2.361cm"/>
          <text:p text:style-name="P4"><text:span text:style-name="T3">ConfigMgr</text:span></text:p>
          <text:p text:style-name="P5"><text:span text:style-name="T2">处理</text:span><text:span text:style-name="T2">config.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6" draw:id="id6" draw:layer="layout" svg:width="3.3cm" svg:height="1.8cm" svg:x="2.1cm" svg:y="8.875cm">
          <draw:glue-point draw:id="12" svg:x="4.696cm" svg:y="1.805cm"/>
          <text:p text:style-name="P1"><text:span text:style-name="T3">ShareLinkMgr</text:span></text:p>
          <text:p text:style-name="P2"><text:span text:style-name="T2">处理分享链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3.3cm" svg:height="1.8cm" svg:x="4.8cm" svg:y="15.1cm">
          <text:p text:style-name="P1"><text:span text:style-name="T3">Notifier</text:span></text:p>
          <text:p text:style-name="P2"><text:span text:style-name="T2">托盘图标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7" draw:id="id7" draw:layer="layout" svg:width="3.3cm" svg:height="1.8cm" svg:x="11.8cm" svg:y="15.1cm">
          <draw:glue-point draw:id="12" svg:x="-4.393cm" svg:y="-2.222cm"/>
          <text:p text:style-name="P1"><text:span text:style-name="T3">PluginsServer</text:span></text:p>
          <text:p text:style-name="P2"><text:span text:style-name="T2">管理插件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" draw:id="id2" draw:layer="layout" svg:width="3.3cm" svg:height="1.8cm" svg:x="7.3cm" svg:y="8.8cm">
          <draw:glue-point draw:id="12" svg:x="1.666cm" svg:y="4.444cm"/>
          <text:p text:style-name="P1"><text:span text:style-name="T3">Setting</text:span></text:p>
          <text:p text:style-name="P2"><text:span text:style-name="T2">管理设置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" draw:id="id3" draw:layer="layout" svg:width="3.3cm" svg:height="1.8cm" svg:x="11.8cm" svg:y="11.6cm">
          <draw:glue-point draw:id="12" svg:x="-2.124cm" svg:y="-4.444cm"/>
          <draw:glue-point draw:id="13" svg:x="2.118cm" svg:y="-4.444cm"/>
          <text:p text:style-name="P1"><text:span text:style-name="T3">Servers</text:span></text:p>
          <text:p text:style-name="P2"><text:span text:style-name="T2">管理各服务器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4" draw:id="id4" draw:layer="layout" svg:width="3.3cm" svg:height="1.8cm" svg:x="11.7cm" svg:y="5.2cm">
          <draw:glue-point draw:id="12" svg:x="-4.696cm" svg:y="1.666cm"/>
          <text:p text:style-name="P2"><text:span text:style-name="T4">Cache</text:span></text:p>
          <text:p text:style-name="P2"><text:span text:style-name="T2">缓存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8" draw:layer="layout" svg:width="11.079cm" svg:height="1.089cm" svg:x="4.961cm" svg:y="2.711cm">
          <draw:text-box>
            <text:p text:style-name="P2"><text:span text:style-name="T5">V2RayGCon v1.1.13 </text:span><text:span text:style-name="T5">各服务调用关系</text:span></text:p>
          </draw:text-box>
        </draw:frame>
        <draw:frame draw:style-name="gr3" draw:text-style-name="P11" draw:layer="layout" svg:width="13.793cm" svg:height="2.251cm" svg:x="2.752cm" svg:y="18.091cm">
          <draw:text-box>
            <text:p text:style-name="P9"><text:span text:style-name="T6">注</text:span><text:span text:style-name="T6">:</text:span></text:p>
            <text:p text:style-name="P10"><text:span text:style-name="T6">A→B </text:span><text:span text:style-name="T6">表示</text:span><text:span text:style-name="T6">A</text:span><text:span text:style-name="T6">调用</text:span><text:span text:style-name="T6">B</text:span></text:p>
            <text:p text:style-name="P10"><text:span text:style-name="T6">上面都是单实例服务</text:span><text:span text:style-name="T6">,</text:span><text:span text:style-name="T6">由</text:span><text:span text:style-name="T6">Service.Launcher</text:span><text:span text:style-name="T6">创建启动</text:span></text:p>
            <text:p text:style-name="P10"><text:span text:style-name="T6">其他模块通过</text:span><text:span text:style-name="T6">var cache = Service.Cache.</text:span><text:span text:style-name="T7">Instance</text:span><text:span text:style-name="T6">方式获取相应服务</text:span></text:p>
          </draw:text-box>
        </draw:frame>
        <draw:connector draw:style-name="gr4" draw:text-style-name="P12" draw:layer="layout" draw:type="line" svg:x1="8.95cm" svg:y1="7cm" svg:x2="8.95cm" svg:y2="8.8cm" draw:start-shape="id1" draw:start-glue-point="8" draw:end-shape="id2" draw:end-glue-point="4" svg:d="M8950 7000v1800" svg:viewBox="0 0 1 1801">
          <text:p/>
        </draw:connector>
        <draw:connector draw:style-name="gr4" draw:text-style-name="P12" draw:layer="layout" draw:type="line" svg:x1="10.117cm" svg:y1="6.737cm" svg:x2="12.75cm" svg:y2="11.701cm" draw:start-shape="id1" draw:start-glue-point="9" draw:end-shape="id3" draw:end-glue-point="12" svg:d="M10117 6737l2633 4964" svg:viewBox="0 0 2634 4965">
          <text:p/>
        </draw:connector>
        <draw:connector draw:style-name="gr4" draw:text-style-name="P12" draw:layer="layout" draw:type="line" svg:x1="13.45cm" svg:y1="11.6cm" svg:x2="13.35cm" svg:y2="7cm" draw:start-shape="id3" draw:start-glue-point="4" draw:end-shape="id4" draw:end-glue-point="8" svg:d="M13450 11600l-100-4600" svg:viewBox="0 0 101 4601">
          <text:p/>
        </draw:connector>
        <draw:connector draw:style-name="gr4" draw:text-style-name="P12" draw:layer="layout" draw:type="line" svg:x1="15.9cm" svg:y1="9.775cm" svg:x2="10.6cm" svg:y2="9.7cm" draw:start-shape="id5" draw:start-glue-point="6" draw:end-shape="id2" draw:end-glue-point="10" svg:d="M15900 9775l-5300-75" svg:viewBox="0 0 5301 76">
          <text:p/>
        </draw:connector>
        <draw:connector draw:style-name="gr4" draw:text-style-name="P12" draw:layer="layout" draw:type="line" svg:x1="12.183cm" svg:y1="6.737cm" svg:x2="10.117cm" svg:y2="9.063cm" draw:start-shape="id4" draw:start-glue-point="7" draw:end-shape="id2" draw:end-glue-point="11" svg:d="M12183 6737l-2066 2326" svg:viewBox="0 0 2067 2327">
          <text:p/>
        </draw:connector>
        <draw:connector draw:style-name="gr4" draw:text-style-name="P12" draw:layer="layout" draw:type="line" svg:x1="4.917cm" svg:y1="9.138cm" svg:x2="11.801cm" svg:y2="6.399cm" draw:start-shape="id6" draw:start-glue-point="11" draw:end-shape="id4" draw:end-glue-point="12" svg:d="M4917 9138l6884-2739" svg:viewBox="0 0 6885 2740">
          <text:p/>
        </draw:connector>
        <draw:connector draw:style-name="gr4" draw:text-style-name="P12" draw:layer="layout" draw:type="line" svg:x1="5.4cm" svg:y1="9.775cm" svg:x2="7.3cm" svg:y2="9.7cm" draw:start-shape="id6" draw:start-glue-point="10" draw:end-shape="id2" draw:end-glue-point="6" svg:d="M5400 9775l1900-75" svg:viewBox="0 0 1901 76">
          <text:p/>
        </draw:connector>
        <draw:connector draw:style-name="gr4" draw:text-style-name="P12" draw:layer="layout" draw:type="line" svg:x1="16.383cm" svg:y1="9.138cm" svg:x2="14.517cm" svg:y2="6.737cm" draw:start-shape="id5" draw:start-glue-point="5" draw:end-shape="id4" draw:end-glue-point="9" svg:d="M16383 9138l-1866-2401" svg:viewBox="0 0 1867 2402">
          <text:p/>
        </draw:connector>
        <draw:connector draw:style-name="gr4" draw:text-style-name="P12" draw:layer="layout" draw:type="line" svg:x1="16.101cm" svg:y1="10.199cm" svg:x2="14.148cm" svg:y2="11.701cm" draw:start-shape="id5" draw:start-glue-point="12" draw:end-shape="id3" draw:end-glue-point="13" svg:d="M16101 10199l-1953 1502" svg:viewBox="0 0 1954 1503">
          <text:p/>
        </draw:connector>
        <draw:connector draw:style-name="gr4" draw:text-style-name="P12" draw:layer="layout" draw:type="line" svg:x1="14.617cm" svg:y1="11.863cm" svg:x2="16.383cm" svg:y2="10.412cm" draw:start-shape="id3" draw:start-glue-point="11" draw:end-shape="id5" draw:end-glue-point="7" svg:d="M14617 11863l1766-1451" svg:viewBox="0 0 1767 1452">
          <text:p/>
        </draw:connector>
        <draw:connector draw:style-name="gr4" draw:text-style-name="P12" draw:layer="layout" draw:type="line" svg:x1="14.617cm" svg:y1="15.363cm" svg:x2="17.55cm" svg:y2="10.675cm" draw:start-shape="id7" draw:start-glue-point="11" draw:end-shape="id5" draw:end-glue-point="8" svg:d="M14617 15363l2933-4688" svg:viewBox="0 0 2934 4689">
          <text:p/>
        </draw:connector>
        <draw:connector draw:style-name="gr4" draw:text-style-name="P12" draw:layer="layout" draw:type="line" svg:x1="13.45cm" svg:y1="15.1cm" svg:x2="13.45cm" svg:y2="13.4cm" draw:start-shape="id7" draw:start-glue-point="4" draw:end-shape="id3" svg:d="M13450 15100v-1700" svg:viewBox="0 0 1 1701">
          <text:p/>
        </draw:connector>
        <draw:connector draw:style-name="gr4" draw:text-style-name="P12" draw:layer="layout" draw:type="line" svg:x1="12.283cm" svg:y1="15.363cm" svg:x2="9.499cm" svg:y2="10.499cm" draw:start-shape="id7" draw:start-glue-point="5" draw:end-shape="id2" draw:end-glue-point="12" svg:d="M12283 15363l-2784-4864" svg:viewBox="0 0 2785 4865">
          <text:p/>
        </draw:connector>
        <draw:connector draw:style-name="gr4" draw:text-style-name="P12" draw:layer="layout" draw:type="line" svg:x1="12.001cm" svg:y1="15.601cm" svg:x2="4.917cm" svg:y2="10.412cm" draw:start-shape="id7" draw:start-glue-point="12" draw:end-shape="id6" draw:end-glue-point="9" svg:d="M12001 15601l-7084-5189" svg:viewBox="0 0 7085 5190">
          <text:p/>
        </draw:connector>
        <draw:connector draw:style-name="gr4" draw:text-style-name="P12" draw:layer="layout" draw:type="line" svg:x1="6.45cm" svg:y1="15.1cm" svg:x2="8.95cm" svg:y2="10.6cm" draw:start-shape="id8" draw:start-glue-point="4" draw:end-shape="id2" draw:end-glue-point="8" svg:d="M6450 15100l2500-4500" svg:viewBox="0 0 2501 4501">
          <text:p/>
        </draw:connector>
        <draw:connector draw:style-name="gr4" draw:text-style-name="P12" draw:layer="layout" draw:type="line" svg:x1="5.283cm" svg:y1="15.363cm" svg:x2="3.75cm" svg:y2="10.675cm" draw:start-shape="id8" draw:start-glue-point="5" draw:end-shape="id6" draw:end-glue-point="8" svg:d="M5283 15363l-1533-4688" svg:viewBox="0 0 1534 4689">
          <text:p/>
        </draw:connector>
        <draw:connector draw:style-name="gr4" draw:text-style-name="P12" draw:layer="layout" draw:type="line" svg:x1="11.8cm" svg:y1="16cm" svg:x2="8.1cm" svg:y2="16cm" draw:start-shape="id7" draw:start-glue-point="6" draw:end-shape="id8" draw:end-glue-point="10" svg:d="M11800 16000h-3700" svg:viewBox="0 0 3701 1">
          <text:p/>
        </draw:connector>
        <draw:connector draw:style-name="gr4" draw:text-style-name="P12" draw:layer="layout" draw:type="line" svg:x1="7.617cm" svg:y1="15.363cm" svg:x2="12.283cm" svg:y2="13.137cm" draw:start-shape="id8" draw:start-glue-point="11" draw:end-shape="id3" draw:end-glue-point="7" svg:d="M7617 15363l4666-2226" svg:viewBox="0 0 4667 2227">
          <text:p/>
        </draw:connector>
        <draw:connector draw:style-name="gr4" draw:text-style-name="P12" draw:layer="layout" draw:type="line" svg:x1="5.299cm" svg:y1="10.099cm" svg:x2="11.8cm" svg:y2="12.5cm" draw:start-shape="id6" draw:start-glue-point="12" draw:end-shape="id3" draw:end-glue-point="6" svg:d="M5299 10099l6501 2401" svg:viewBox="0 0 6502 2402">
          <text:p/>
        </draw:connector>
        <draw:connector draw:style-name="gr4" draw:text-style-name="P12" draw:layer="layout" draw:type="line" svg:x1="12.283cm" svg:y1="11.863cm" svg:x2="10.117cm" svg:y2="10.337cm" draw:start-shape="id3" draw:start-glue-point="5" draw:end-shape="id2" draw:end-glue-point="9" svg:d="M12283 11863l-2166-1526" svg:viewBox="0 0 2167 1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/>
    <style:font-face style:name="Source Code Pro Medium1" svg:font-family="'Source Code Pro Medium'" style:font-family-generic="modern" style:font-pitch="fixed"/>
    <style:font-face style:name="Source Code Pro Medium2" svg:font-family="'Source Code Pro Medium'" style:font-adornments="Regular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NSimSun1" svg:font-family="NSimSun" style:font-pitch="variable"/>
    <style:font-face style:name="宋体" svg:font-family="宋体" style:font-pitch="variable"/>
    <style:font-face style:name="微软雅黑1" svg:font-family="微软雅黑" style:font-pitch="variable"/>
    <style:font-face style:name="文泉驿等宽正黑" svg:font-family="文泉驿等宽正黑" style:font-pitch="variable"/>
    <style:font-face style:name="Liberation Sans1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微软雅黑2" svg:font-family="微软雅黑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文泉驿微米黑" svg:font-family="文泉驿微米黑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绿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1:11:44.046000000</meta:creation-date>
    <dc:date>2019-04-14T15:34:23.443000000</dc:date>
    <meta:editing-duration>PT9M37S</meta:editing-duration>
    <meta:editing-cycles>5</meta:editing-cycles>
    <meta:generator>LibreOffice/6.1.5.2$Windows_X86_64 LibreOffice_project/90f8dcf33c87b3705e78202e3df5142b201bd805</meta:generator>
    <meta:document-statistic meta:object-count="30"/>
  </office:meta>
</office:document-meta>
</file>